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5903" officeooo:paragraph-rsid="001f5903"/>
    </style:style>
    <style:style style:name="P2" style:family="paragraph" style:parent-style-name="Standard">
      <style:text-properties officeooo:rsid="0020c1b8" officeooo:paragraph-rsid="0020c1b8"/>
    </style:style>
    <style:style style:name="P3" style:family="paragraph" style:parent-style-name="Standard">
      <style:text-properties officeooo:rsid="0021ebef" officeooo:paragraph-rsid="0021ebef"/>
    </style:style>
    <style:style style:name="P4" style:family="paragraph" style:parent-style-name="Standard">
      <style:text-properties officeooo:rsid="0023c08c" officeooo:paragraph-rsid="0023c08c"/>
    </style:style>
    <style:style style:name="P5" style:family="paragraph" style:parent-style-name="Standard">
      <style:text-properties officeooo:rsid="00289f35" officeooo:paragraph-rsid="00289f35"/>
    </style:style>
    <style:style style:name="P6" style:family="paragraph" style:parent-style-name="Standard">
      <style:text-properties officeooo:rsid="002a7d2e" officeooo:paragraph-rsid="002a7d2e"/>
    </style:style>
    <style:style style:name="P7" style:family="paragraph" style:parent-style-name="Standard">
      <style:text-properties officeooo:rsid="002d20d1" officeooo:paragraph-rsid="002d20d1"/>
    </style:style>
    <style:style style:name="P8" style:family="paragraph" style:parent-style-name="Standard">
      <style:text-properties officeooo:rsid="002d20d1" officeooo:paragraph-rsid="002e5482"/>
    </style:style>
    <style:style style:name="P9" style:family="paragraph" style:parent-style-name="Standard">
      <style:text-properties officeooo:rsid="002d20d1" officeooo:paragraph-rsid="002f335b"/>
    </style:style>
    <style:style style:name="P10" style:family="paragraph" style:parent-style-name="Standard">
      <style:text-properties officeooo:rsid="002e5482" officeooo:paragraph-rsid="002e5482"/>
    </style:style>
    <style:style style:name="P11" style:family="paragraph" style:parent-style-name="Standard">
      <style:text-properties officeooo:rsid="002f335b" officeooo:paragraph-rsid="002f335b"/>
    </style:style>
    <style:style style:name="P12" style:family="paragraph" style:parent-style-name="Standard">
      <style:text-properties officeooo:rsid="002fbedc" officeooo:paragraph-rsid="00289f35"/>
    </style:style>
    <style:style style:name="P13" style:family="paragraph" style:parent-style-name="Standard">
      <style:text-properties officeooo:rsid="0030ea30" officeooo:paragraph-rsid="0030ea30"/>
    </style:style>
    <style:style style:name="P14" style:family="paragraph" style:parent-style-name="Standard">
      <style:text-properties officeooo:rsid="0030fa09" officeooo:paragraph-rsid="0030fa09"/>
    </style:style>
    <style:style style:name="P15" style:family="paragraph" style:parent-style-name="Standard">
      <style:text-properties officeooo:rsid="0032e8ea" officeooo:paragraph-rsid="0032e8ea"/>
    </style:style>
    <style:style style:name="P16" style:family="paragraph" style:parent-style-name="Standard">
      <style:text-properties officeooo:rsid="0033542c" officeooo:paragraph-rsid="0033542c"/>
    </style:style>
    <style:style style:name="P17" style:family="paragraph" style:parent-style-name="Standard">
      <style:text-properties officeooo:rsid="00366bba" officeooo:paragraph-rsid="00366bba"/>
    </style:style>
    <style:style style:name="P18" style:family="paragraph" style:parent-style-name="Standard">
      <style:text-properties officeooo:rsid="00389a3d" officeooo:paragraph-rsid="00366bba"/>
    </style:style>
    <style:style style:name="P19" style:family="paragraph" style:parent-style-name="Standard">
      <style:text-properties officeooo:rsid="0038eebe" officeooo:paragraph-rsid="0038eebe"/>
    </style:style>
    <style:style style:name="P20" style:family="paragraph" style:parent-style-name="Standard">
      <style:text-properties officeooo:rsid="003ade2c" officeooo:paragraph-rsid="003ade2c"/>
    </style:style>
    <style:style style:name="P21" style:family="paragraph" style:parent-style-name="Standard">
      <style:text-properties officeooo:rsid="003b15f4" officeooo:paragraph-rsid="003b15f4"/>
    </style:style>
    <style:style style:name="P22" style:family="paragraph" style:parent-style-name="Standard">
      <style:text-properties officeooo:rsid="003c414f" officeooo:paragraph-rsid="003c414f"/>
    </style:style>
    <style:style style:name="P23" style:family="paragraph" style:parent-style-name="Standard">
      <style:text-properties officeooo:rsid="00447d6e" officeooo:paragraph-rsid="0033542c"/>
    </style:style>
    <style:style style:name="P24" style:family="paragraph" style:parent-style-name="Standard">
      <style:text-properties officeooo:rsid="0046bfaf" officeooo:paragraph-rsid="0046bfaf"/>
    </style:style>
    <style:style style:name="T1" style:family="text">
      <style:text-properties officeooo:rsid="0025221e"/>
    </style:style>
    <style:style style:name="T2" style:family="text">
      <style:text-properties officeooo:rsid="00270d53"/>
    </style:style>
    <style:style style:name="T3" style:family="text">
      <style:text-properties officeooo:rsid="00285f5f"/>
    </style:style>
    <style:style style:name="T4" style:family="text">
      <style:text-properties officeooo:rsid="002a52c9"/>
    </style:style>
    <style:style style:name="T5" style:family="text">
      <style:text-properties officeooo:rsid="002f335b"/>
    </style:style>
    <style:style style:name="T6" style:family="text">
      <style:text-properties officeooo:rsid="0030fa09"/>
    </style:style>
    <style:style style:name="T7" style:family="text">
      <style:text-properties officeooo:rsid="0032e8ea"/>
    </style:style>
    <style:style style:name="T8" style:family="text">
      <style:text-properties officeooo:rsid="003426f0"/>
    </style:style>
    <style:style style:name="T9" style:family="text">
      <style:text-properties officeooo:rsid="003498a4"/>
    </style:style>
    <style:style style:name="T10" style:family="text">
      <style:text-properties officeooo:rsid="00371493"/>
    </style:style>
    <style:style style:name="T11" style:family="text">
      <style:text-properties officeooo:rsid="0038eebe"/>
    </style:style>
    <style:style style:name="T12" style:family="text">
      <style:text-properties officeooo:rsid="003c4e29"/>
    </style:style>
    <style:style style:name="T13" style:family="text">
      <style:text-properties officeooo:rsid="0041efad"/>
    </style:style>
    <style:style style:name="T14" style:family="text">
      <style:text-properties officeooo:rsid="004283fe"/>
    </style:style>
    <style:style style:name="T15"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vity compensation</text:p>
      <text:p text:style-name="P1">System architecture:</text:p>
      <text:p text:style-name="P2"><text:tab/>Input: Master system's current arm configuration (joint positions)</text:p>
      <text:p text:style-name="P2"><text:tab/>Output: joint torque</text:p>
      <text:p text:style-name="P2"/>
      <text:p text:style-name="P6">Parameter Identification:</text:p>
      <text:p text:style-name="P6"><text:tab/><text:span text:style-name="T8">Replicate the parameter identification process from the previous project using the least square method to determine the unknown parameters based on data collection of torques and joint configurations.</text:span></text:p>
      <text:p text:style-name="P6"/>
      <text:p text:style-name="P6">Forward Kinematics:</text:p>
      <text:p text:style-name="P6">The forward kinematics of the arm is acquired from direct measurement of the physical system. We use the home configuration to determine the position for forward kinematics.</text:p>
      <text:p text:style-name="P2"/>
      <text:p text:style-name="P3">block diagram:</text:p>
      <text:p text:style-name="P3"/>
      <text:p text:style-name="P3"/>
      <text:p text:style-name="P4">Code:</text:p>
      <text:p text:style-name="P4">- The gravity compensation algorithm is created using the Newton-Euler approach with velocity and acceleration set to 0. In the code, the we have the forward kinematics schematic for arm configuration determination which requires current joint positions. <text:span text:style-name="T1">Currently, we hard-coded the velocity and acceleration in order to satisfy the condition of this project.</text:span></text:p>
      <text:p text:style-name="P4">- <text:span text:style-name="T2">The robot parameters have already been determined in the previous project. However, we still need to understand how they were acquired.</text:span></text:p>
      <text:p text:style-name="P4">- <text:span text:style-name="T3">In the previous work, the algorithm was done in MATLAB. To keep things simple and easy for ROS communication, we use Python for this project instead.</text:span></text:p>
      <text:p text:style-name="P3"/>
      <text:p text:style-name="P3">Process:</text:p>
      <text:p text:style-name="P3">- The system provides several parameters needed for the gravity compensation code. First, we requires the master system current joint configuration for torque computation. For the gravity compensation, the joint velocity and acceleration must remain in static state (must be 0).</text:p>
      <text:p text:style-name="P3"/>
      <text:p text:style-name="P5">ROS:</text:p>
      <text:p text:style-name="P5">the joint_state topic <text:span text:style-name="T4">(contains current joint position, velocity, and effort) </text:span>is published at 20 Hz rate. </text:p>
      <text:p text:style-name="P12"/>
      <text:p text:style-name="P13">NewtonEuler code tests:</text:p>
      <text:p text:style-name="P7">Effort comparison at home configuration (joint_states msgs): <text:span text:style-name="T5">MTMR</text:span></text:p>
      <text:p text:style-name="P8">Actual: </text:p>
      <text:p text:style-name="P10">~[-0.10888387297460854, 0.620031200730383, 0.620031200730383, 0.3130967381247525, 0.09083351051637077, -0.017922679598429924, 0.0012691958322377077, 2.638487576630867e-05]</text:p>
      <text:p text:style-name="P10">Computed: </text:p>
      <text:p text:style-name="P10">[ 0. <text:s text:c="8"/>-0.59645835 -0.59645835 <text:s/>0.20413122 <text:s/>0.14498558 <text:s/>0.11782822 <text:s/>6.71161253 -7.6311755 ] </text:p>
      <text:p text:style-name="P9">Effort comparison at home configuration (joint_states msgs): <text:span text:style-name="T5">MTML</text:span></text:p>
      <text:p text:style-name="P11">Actual:</text:p>
      <text:p text:style-name="P11">[-0.04690332005754798, 0.530493819414924, 0.530493819414924, 0.21566561119888567, -0.0740242035872299, -0.02424935336259663, 0.001989282512344319, 1.566421787502076e-05]</text:p>
      <text:p text:style-name="P11">Computed:</text:p>
      <text:p text:style-name="P11">[ 0. <text:s text:c="8"/>-0.59728953 -0.59728953 <text:s/>0.19501315 <text:s/>0.15256946 <text:s/>0.17895355 <text:s/>6.72406565 -7.57800548]</text:p>
      <text:p text:style-name="P11"/>
      <text:p text:style-name="P11"><text:soft-page-break/>** <text:span text:style-name="T6">The torque is way off.</text:span></text:p>
      <text:p text:style-name="P11"/>
      <text:p text:style-name="P14">Using the old MATLAB code: the computed torque is <text:span text:style-name="T7">not quite accurate (a little bit higher than actual torque). The parameters and regressor matrices must be re-identified.</text:span></text:p>
      <text:p text:style-name="P15">Since MATLAB can now be run on Ubuntu, the process of connection between ROS and MATLAB is significantly simplified and more convenient than when the RBE501 team ran it on laptop. </text:p>
      <text:p text:style-name="P15"/>
      <text:p text:style-name="P15">**<text:span text:style-name="T9">Caution: Do not manually apply torque to joints. It might break the robot.</text:span></text:p>
      <text:p text:style-name="P15"/>
      <text:p text:style-name="P17">Dynamic parameter identification procedure:</text:p>
      <text:p text:style-name="P17">- use the M(q)ddq + H(q,dq)+g(q) = tau to compute the torque (tau) symbolically</text:p>
      <text:p text:style-name="P17">- factor out all the constant unknown parameters (mass, CoM, Length, etc.) until the torque is left with only variables (you may leave g there).</text:p>
      <text:p text:style-name="P17">- use the following model to solve the unknown parameters: tau = phi(q,dq,ddq)*p</text:p>
      <text:p text:style-name="P17">where phi is the “regressor matrix” and p is the “unknown matrix”. <text:span text:style-name="T10">At this point, p is a matrix of unknown constant</text:span></text:p>
      <text:p text:style-name="P17">- <text:span text:style-name="T10">record different arm configurations until we have enough data set, then use each set of joint positions and torque to solve for p</text:span></text:p>
      <text:p text:style-name="P17">- <text:span text:style-name="T10">once we have enough data for p, test it with the system</text:span></text:p>
      <text:p text:style-name="P18"/>
      <text:p text:style-name="P19">Data collection strategy:</text:p>
      <text:p text:style-name="P19">- Decoupling data collection</text:p>
      <text:p text:style-name="P19"><text:tab/>- collect data of all joint when only one joint moves at a time</text:p>
      <text:p text:style-name="P19"><text:tab/>- <text:span text:style-name="T12">10 pose for each joint, 4 joints total (ignore joint 1,6,7,8)</text:span></text:p>
      <text:p text:style-name="P19"><text:tab/>- <text:span text:style-name="T13">50 torque data points for each pose (every joint), then compute the average</text:span></text:p>
      <text:p text:style-name="P19">- Coupling data collection</text:p>
      <text:p text:style-name="P16"><text:tab/>- <text:span text:style-name="T11">collect data when all joints change</text:span></text:p>
      <text:p text:style-name="P16"><text:tab/>- <text:span text:style-name="T13">200 torque and joint position data points for each pose</text:span></text:p>
      <text:p text:style-name="P16"><text:tab/>- <text:span text:style-name="T13">create joint limit to prevent damage</text:span></text:p>
      <text:p text:style-name="P16"/>
      <text:p text:style-name="P21">Current issues: (5/19/2017)</text:p>
      <text:p text:style-name="P21">The dynamic parameter generated from the collected data over-compensates the torque when joint position is more than 0 and under-compensates when joint position is less than 0.</text:p>
      <text:p text:style-name="P22">The gravity compensation algorithm with original dynamic parameter matrix is acceptable but not deterministic. Same issue: <text:span text:style-name="T14">MTM</text:span> trace back slightly due to cable/spring tension and the compensation does not kick in when the wrist's pitch joint points outward. </text:p>
      <text:p text:style-name="P21"/>
      <text:p text:style-name="P16"/>
      <text:p text:style-name="P20">MTMR joint limit</text:p>
      <text:p text:style-name="P20">lower limits: <text:s text:c="4"/>-1.13446 <text:s text:c="3"/>-0.261799 <text:s text:c="3"/>-0.872665 <text:s text:c="4"/>-1.57080 <text:s text:c="4"/>-1.57080 <text:s text:c="3"/>-0.785398 <text:s text:c="4"/>-8.37758 <text:s text:c="5"/>0.00000, </text:p>
      <text:p text:style-name="P20">upper limits: <text:s text:c="5"/>0.698132 <text:s text:c="4"/>0.872665 <text:s text:c="4"/>0.610865 <text:s text:c="5"/>3.49066 <text:s text:c="5"/>3.14159 <text:s text:c="4"/>0.785398 <text:s text:c="5"/>7.85398 <text:s text:c="4"/>0.523599 </text:p>
      <text:p text:style-name="P23"/>
      <text:p text:style-name="P24">new issue: </text:p>
      <text:p text:style-name="P24">gravity compensation doesn't kick in with wrist-yaw joint (joint 4) extends outw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1:33:29.368586788</meta:creation-date>
    <dc:date>2017-05-24T14:47:55.666431005</dc:date>
    <meta:editing-duration>PT7H2M36S</meta:editing-duration>
    <meta:editing-cycles>37</meta:editing-cycles>
    <meta:generator>LibreOffice/4.2.8.2$Linux_X86_64 LibreOffice_project/420m0$Build-2</meta:generator>
    <meta:document-statistic meta:table-count="0" meta:image-count="0" meta:object-count="0" meta:page-count="2" meta:paragraph-count="56" meta:word-count="669" meta:character-count="4661" meta:non-whitespace-character-count="3940"/>
  </office:meta>
</office:document-meta>
</file>